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SFBX1200" svg:font-family="SFBX1200" style:font-family-generic="roman" style:font-pitch="variable"/>
    <style:font-face style:name="SFRM1200" svg:font-family="SFRM1200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SFBX12001" svg:font-family="SFBX1200" style:font-family-generic="swiss" style:font-pitch="variable"/>
    <style:font-face style:name="SFRM12001" svg:font-family="SFRM1200" style:font-family-generic="swiss" style:font-pitch="variable"/>
    <style:font-face style:name="CMR12" svg:font-family="CMR12" style:font-family-generic="system" style:font-pitch="variable"/>
    <style:font-face style:name="CMTI12" svg:font-family="CMTI12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ce181e" style:font-name="Microsoft Sans Serif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ce181e" officeooo:paragraph-rsid="0024c385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Microsoft Sans Serif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Microsoft Sans Serif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216486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231d9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23352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4c385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Microsoft Sans Serif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Microsoft Sans Serif1" officeooo:paragraph-rsid="00216486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Microsoft Sans Serif1" officeooo:paragraph-rsid="00231d9a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icrosoft Sans Serif1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icrosoft Sans Serif1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Microsoft Sans Serif1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line-height="100%"/>
      <style:text-properties style:font-name="Microsoft Sans Serif1"/>
    </style:style>
    <style:style style:name="P17" style:family="paragraph" style:parent-style-name="Standard">
      <style:paragraph-properties fo:line-height="100%" fo:text-align="center" style:justify-single-word="false"/>
      <style:text-properties style:font-name="Microsoft Sans Serif1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3.747cm" fo:margin-right="0cm" fo:margin-top="0cm" fo:margin-bottom="0cm" loext:contextual-spacing="false" fo:line-height="100%" fo:text-indent="1.249cm" style:auto-text-indent="false"/>
      <style:text-properties style:font-name="Microsoft Sans Serif1"/>
    </style:style>
    <style:style style:name="T1" style:family="text">
      <style:text-properties fo:color="#ce181e"/>
    </style:style>
    <style:style style:name="T2" style:family="text">
      <style:text-properties fo:color="#ce181e" fo:font-size="12pt" officeooo:rsid="001fcf54" style:font-size-asian="12pt"/>
    </style:style>
    <style:style style:name="T3" style:family="text">
      <style:text-properties fo:color="#ce181e" fo:font-size="12pt" officeooo:rsid="00202021" style:font-size-asian="12pt"/>
    </style:style>
    <style:style style:name="T4" style:family="text">
      <style:text-properties fo:color="#ce181e" style:font-name="Microsoft Sans Serif1"/>
    </style:style>
    <style:style style:name="T5" style:family="text">
      <style:text-properties fo:color="#ce181e" style:font-name="Microsoft Sans Serif1" fo:font-size="12pt" officeooo:rsid="001fcf54" style:font-size-asian="12pt"/>
    </style:style>
    <style:style style:name="T6" style:family="text">
      <style:text-properties fo:color="#ce181e" style:font-name="Microsoft Sans Serif1" fo:font-size="12pt" officeooo:rsid="00202021" style:font-size-asian="12pt"/>
    </style:style>
    <style:style style:name="T7" style:family="text">
      <style:text-properties fo:color="#ce181e" style:font-name="Microsoft Sans Serif1" officeooo:rsid="001fcf54"/>
    </style:style>
    <style:style style:name="T8" style:family="text">
      <style:text-properties fo:color="#ce181e" style:font-name="Microsoft Sans Serif1" officeooo:rsid="00202021"/>
    </style:style>
    <style:style style:name="T9" style:family="text">
      <style:text-properties fo:color="#ce181e" style:font-name="Microsoft Sans Serif1" officeooo:rsid="00231d9a"/>
    </style:style>
    <style:style style:name="T10" style:family="text">
      <style:text-properties fo:color="#ce181e" style:font-name="Microsoft Sans Serif1" officeooo:rsid="0023352d"/>
    </style:style>
    <style:style style:name="T11" style:family="text">
      <style:text-properties fo:color="#ce181e" style:font-name="Microsoft Sans Serif1" style:font-name-complex="CMR12"/>
    </style:style>
    <style:style style:name="T12" style:family="text">
      <style:text-properties fo:color="#ce181e" style:font-name="Microsoft Sans Serif1" officeooo:rsid="0023352d" style:font-name-complex="CMR12"/>
    </style:style>
    <style:style style:name="T13" style:family="text">
      <style:text-properties fo:color="#ce181e" style:font-name="Microsoft Sans Serif1" officeooo:rsid="0024c385" style:font-name-complex="CMR12"/>
    </style:style>
    <style:style style:name="T14" style:family="text">
      <style:text-properties fo:color="#ce181e" style:font-name="SFBX1200" fo:font-size="12pt" officeooo:rsid="00202021" style:font-size-asian="12pt"/>
    </style:style>
    <style:style style:name="T15" style:family="text">
      <style:text-properties fo:color="#ce181e" style:text-line-through-style="none" style:text-line-through-type="none" style:font-name="Microsoft Sans Serif1" fo:font-size="12pt" officeooo:rsid="00202021" style:font-size-asian="12pt"/>
    </style:style>
    <style:style style:name="T16" style:family="text">
      <style:text-properties fo:color="#ce181e" style:text-line-through-style="none" style:text-line-through-type="none" style:font-name="SFRM12001" fo:font-size="12pt" officeooo:rsid="00202021" style:font-size-asian="12pt"/>
    </style:style>
    <style:style style:name="T17" style:family="text">
      <style:text-properties fo:color="#ce181e" style:text-line-through-style="none" style:text-line-through-type="none" style:font-name="SFRM12001" fo:font-size="12pt" officeooo:rsid="00216486" style:font-size-asian="12pt"/>
    </style:style>
    <style:style style:name="T18" style:family="text">
      <style:text-properties fo:color="#ce181e" style:text-line-through-style="none" style:text-line-through-type="none" style:font-name="SFBX12001" fo:font-size="12pt" officeooo:rsid="00202021" style:font-size-asian="12pt"/>
    </style:style>
    <style:style style:name="T19" style:family="text">
      <style:text-properties fo:color="#ce181e" style:font-name="SFRM12001" fo:font-size="12pt" style:font-size-asian="12pt" style:font-name-complex="CMR12"/>
    </style:style>
    <style:style style:name="T20" style:family="text">
      <style:text-properties fo:color="#ce181e" style:font-name="SFRM12001" fo:font-size="12pt" officeooo:rsid="0023352d" style:font-size-asian="12pt" style:font-name-complex="CMR12"/>
    </style:style>
    <style:style style:name="T21" style:family="text">
      <style:text-properties fo:color="#242729" fo:font-size="10pt" style:font-size-asian="10pt"/>
    </style:style>
    <style:style style:name="T22" style:family="text">
      <style:text-properties fo:color="#000000"/>
    </style:style>
    <style:style style:name="T23" style:family="text">
      <style:text-properties style:font-name-asian="Wingdings" style:font-name-complex="Wingding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Microsoft Sans Serif1"/>
    </style:style>
    <style:style style:name="T26" style:family="text">
      <style:text-properties style:font-name="Microsoft Sans Serif1" style:font-name-complex="CMTI12"/>
    </style:style>
    <style:style style:name="T27" style:family="text">
      <style:text-properties style:font-name="Microsoft Sans Serif1" style:font-name-complex="CMR12"/>
    </style:style>
    <style:style style:name="T28" style:family="text">
      <style:text-properties style:font-name="Microsoft Sans Serif1" officeooo:rsid="00216486" style:font-name-complex="CMR12"/>
    </style:style>
    <style:style style:name="T29" style:family="text">
      <style:text-properties style:font-name="Microsoft Sans Serif1" officeooo:rsid="0023352d" style:font-name-complex="CMR12"/>
    </style:style>
    <style:style style:name="T30" style:family="text">
      <style:text-properties style:font-name="Microsoft Sans Serif1" officeooo:rsid="0024c385" style:font-name-complex="CMR12"/>
    </style:style>
    <style:style style:name="T31" style:family="text">
      <style:text-properties style:font-name="Microsoft Sans Serif1" officeooo:rsid="00216486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officeooo:rsid="002164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sa manca:</text:p>
      <text:p text:style-name="P10">-verbali esterni<text:line-break/>-verbali interni<text:span text:style-name="T23"></text:span> scrivere quando abbiamo deciso le Classificazione dei requisiti interni (fine analisi dei requisiti)<text:line-break/>- ; negli elenchi<text:line-break/>-nome documenti scritti in questo modo: DocumentoDiEsempio<text:line-break/>-controllare che tutti i documenti rispettino le norme tipografiche<text:line-break/>-la prima pagina deve seguire le norme a 3.1.7<text:line-break/>-numerazione versione 3.2.2 dei log<text:line-break/>-logo in alto a sinistra<text:line-break/>-termini glossario in piano di progetto<text:line-break/>-cercare i termini che ci sono già nel glossario e aggiungere la g nei propri documenti<text:line-break/>-solo ad alcuni ho scritto di aggiungere dei termini nel glossario. Sicuramente me ne sono sfuggiti quindi per favore cercate anche voi.</text:p>
      <text:p text:style-name="P13"/>
      <text:p text:style-name="P14">Norme di progetto</text:p>
      <text:p text:style-name="P10">-Logo copertina<text:line-break/>-scrivere il nome del documento in basso a sx<text:line-break/>-log modifiche <text:span text:style-name="T23"></text:span> Mi raccomando attenersi ai ruoli definiti nel piano di progetto (per esempio c’è scritto che matteo Bordin era amministratore all’inizio e doveva iniziare a stendere le norme. Di conseguenza dovete scrivere che qualcosa l’ho fatta anche io). In poche parole falsificare bene, attenendosi alle tempistiche e ruoli del piano di progetto</text:p>
      <text:p text:style-name="P2">-1.2<text:tab/>si dice “erogati a terzi” e non “erogati ai terzi”</text:p>
      <text:p text:style-name="P10"><text:span text:style-name="T1">-1.2 <text:tab/>la seconda frase secondo me è da riscrivere, non verranno utilizzate reti bayesiane ma il l’estensione/plugin implementerà le reti bayesiane (io sul piano di progetto ho scritto plugin e non estensione)</text:span><text:line-break/>- Su riferimenti informativi mettere v.1.0.0 e non 1.0<text:line-break/>-su riferimenti informativi metterei anche le slide di tullio</text:p>
      <text:p text:style-name="P10"><text:span text:style-name="T1">-2.1 il professore non è “tullio” (nome proprio del professore), bisogna inserire Vardanega (o come si scrive) e c’è una concatenazione di e troppo vicine tra loro, bisogna cambiare la seconda riscrivendo al frase</text:span><text:line-break/>-su 2.1.1 qual’era senza apostrofo<text:line-break/>-perché in tutto il documento si usa l’apostrofo per le lettere accentate?</text:p>
      <text:p text:style-name="P2">-2.1.1 lo studio di fattibilità l’abbiamo fatto tutti assieme, non solo una parte del gruppo</text:p>
      <text:p text:style-name="P2">-2.1.2 piano di qualifica: anche qui troppe e vicine tra loro</text:p>
      <text:p text:style-name="P2">-2.1.2 mancano il glossario e le Norme di progetto</text:p>
      <text:p text:style-name="P2">-2.2 forse conviene iniziare il paragrafo alla pagina successiva (solo questione stilistica)</text:p>
      <text:p text:style-name="P2">-2.2.1 “nell’immagine in seguito” è meglio sostituirlo con il nome della figura, anche perché in questo caso la figura è sopra al testo</text:p>
      <text:p text:style-name="P2">-2.2.1 classificazione dei requisiti “una breve descrizione e le sua fonti “ o scriviamo le sue fonti oppure la sua fonte</text:p>
      <text:p text:style-name="P2">-2.2.2 ; alla fine del primo punto dell’elenco va attaccato all’ultima parola, senza spazio in mezzo</text:p>
      <text:p text:style-name="P2">-3.1.2 un documento non è diviso in interno o esterno casomai è classificato come interno o esterno e metterei una spiegazione un po piu definita su cosa vogliano dire interno ed esterno</text:p>
      <text:p text:style-name="P2">-3.1.3 io non metterei l’estensione del file per i documenti, tanto pubblicheremo solo i pdf, i tex rimangono a noi e verranno cancellati/spostati quando avranno finito il loro compito</text:p>
      <text:p text:style-name="P2">-3.1.5 io toglierei il “classificato come documento” e sposterei la classificazione di fianco al nome nella prima riga, sotto rimane solo al descrizione</text:p>
      <text:p text:style-name="P1"><text:span text:style-name="T4">-3.1.5 lo scopo del piano di progetto non è esattamente quello specificato… il suo scopo è quello di organizzare il lavoro e tenere aggiornato l’avanzamento del gruppo… (per una definizione piu precisa andate qui </text:span><text:a xlink:type="simple" xlink:href="https://www.pmi.it/impresa/business-e-project-management/articolo/421/il-piano-di-progetto.html" text:style-name="Internet_20_link" text:visited-style-name="Visited_20_Internet_20_Link"><text:span text:style-name="Internet_20_link"><text:span text:style-name="T4">https://www.pmi.it/impresa/business-e-project-management/articolo/421/il-piano-di-progetto.html</text:span></text:span></text:a><text:span text:style-name="T4"> )</text:span></text:p>
      <text:p text:style-name="P2">-3.1.5 lo studio di fattibilità: lo scopo non è quello descritto ma serve per razionalizzare l’analisi dei singoli capitolati e valutarne i pro e i contro…</text:p>
      <text:p text:style-name="P10"><text:span text:style-name="T1">-3.1.7 rimuovere lo “stato del documento” perché vengono pubblicati solo i documenti approvati, quindi non ha senso averlo</text:span><text:line-break/><text:soft-page-break/>-modificare sezione 3.1.7 di diario delle modifiche seguendo quella scritta su Analisi dei requisiti (tullio la apprezzava di più)</text:p>
      <text:p text:style-name="P2">-3,1,7 indice, nei documenti in cui ha senso vengono iserite anche la tabella delle tabelle la tabella delle immagini subito dopo l’indice</text:p>
      <text:p text:style-name="P10"><text:span text:style-name="T1">-3.1.8 al posto di LATEX inserire il logo di latex (comando </text:span><text:span text:style-name="T21">\LaTeX</text:span> <text:span text:style-name="T1">)</text:span></text:p>
      <text:p text:style-name="P2">-3.2.1 abbiamo usato anche gitFlow (almeno io) e conviene inizare tutti ad usarlo, perché è molto comodo e semplice, poi si arrangia lui a pushare sul branch giusto e quando chiudi la feature pusha direttamente anche su development</text:p>
      <text:p text:style-name="P2">-3.2.2 secondo me è meglio usare X.Y.Z (cambiano solo le lettere) perché in matematica A, B, C, ecc.. sono considerate costanti mentre dalla x in poi variabili (facoltativo)</text:p>
      <text:p text:style-name="P2">-4.1 c’è scritto “vengono le presentate le norme” un articolo “le” in piu</text:p>
      <text:p text:style-name="P2">-4.1.1 “è stato utilizzato” è da sostituire con “viene utilizzato” perché effettivamente lo stiamo ancora usando e lo useremo fino alla fine</text:p>
      <text:p text:style-name="P2">-4.1.2 cos’ha di sbagliato la mail? E comunque se volete impostare l’inoltro automatico basta dirlo</text:p>
      <text:p text:style-name="P2">-4.1.2 email verso i committenti: “il contenute” è sbagliato, la virgola deve essere sostituita con un punto</text:p>
      <text:p text:style-name="P2">-4.2 tutto il capitolo: ha senso fare questa parte? Nel senso, non ne abbiamo mai fatte ne tanto meno verbalizzata nessuna, si tratterebbe di scrivere robe a caso fatte in date a caso, solo per rispettare un documento e non so neanche se al prof. Interessino</text:p>
      <text:p text:style-name="P2">-4.2.1 Nomenclatura: non ha piu senso organizzare le date nel formato YYMMDD? così sono in ordine, altrimenti se si mette prima il giorno abbiamo tutte quelle fatto il giorno 1 di ogni mese, poi il 2 di ogni mese ecc... </text:p>
      <text:p text:style-name="P10">-nella sezione 4.3 non manca l’analista? <text:span text:style-name="T1">Manca anche nella sezione successiva</text:span></text:p>
      <text:p text:style-name="P2">-4.3.1”è responsabile unica “ non suona bene, forse un errore di battitura</text:p>
      <text:p text:style-name="P2">-4.3.1 “Egli partecipa al progetto dalla sua fine” o manca un pezzo della frase o è stata scritta male</text:p>
      <text:p text:style-name="P2">-4.3.1 “e la programmazione di dettaglio “ è da rimuovere, non è compito del responsabile la programmazione</text:p>
      <text:p text:style-name="P2">-4.5.1 “perché è quello che io e Davide sappiamo usare meglio visto che è stato spiegato a tos. “ non possiamo inserirlo in un documento ufficiale… bisogna trovare un’altra motivazione se vogliamo giustificarlo</text:p>
      <text:p text:style-name="P2"/>
      <text:p text:style-name="P14">Piano di progetto</text:p>
      <text:p text:style-name="P14"/>
      <text:p text:style-name="P10">-Nella copertina gli analisti mi sembrano sbagliati (marco davanzo non deve esserci)<text:line-break/>-cambaire numero versione<text:line-break/>-l’elenco delle tabelle e delle figure come indice non le ha messe nessuno di noi nei documenti. Quindi o le inseriamo tutti o si tolgono (per motivi di tempo consiglio la seconda)<text:line-break/>-1.4.2 secondo punto mancano le virgolette e ci sono 2 puntni sulla I<text:line-break/>-1.5 scadenze modificare gli articoli dei documenti<text:line-break/>-a pagina 10, la prima riga è legata male con le altre: riformularla<text:line-break/>-sempre a pagina 10 nella terza e quarta formula scriverei a cosa si riferiscono quei numeri (bassi medi alti)<text:line-break/>-3.1: secondo me aggiungerei una spiegazione un po’ più approfondita prendendo spunto da pag.10 di visionTeam (opzionale)<text:line-break/>-4.1 su lettera di presentazione c’è scritto ”do” al posto di “di”<text:line-break/>-figura 3-5-7-9 non si vedono le linee. Se avevi salvato il diagramma cerca di rimetterlo.<text:line-break/>-4.2 su lettera di presentazione c’è scritto due volte il titolo<text:line-break/>-5.2.1 c’è la frase che inizia prima della tabella mentre dovrebbe essere dopo<text:line-break/>-manca capitolo 6<text:line-break/></text:p>
      <text:p text:style-name="P14">Studio di fattibilità</text:p>
      <text:p text:style-name="P10"><text:line-break/>-pagina di copertina da scrivere secondo le norme<text:line-break/>-tabella log da scrivere come le altre<text:line-break/>-indice<text:line-break/>-sembra che il carattere sia diverso dagli altri documenti (sembra meno grosso)</text:p>
      <text:p text:style-name="P10"><text:soft-page-break/><text:span text:style-name="T1">-1.1 lo scopo del documento non è quello indicato ma serve per razionalizzare l’analisi dei singoli capitolati e valutarne i pro e i contro…</text:span><text:line-break/>-1.2 aggiornare con la G di glossario</text:p>
      <text:p text:style-name="P2">-3.2 mancano delle virgole “[..] che, attraverso il sitema di Consumer/Producer, <text:s/>reindirizza [..]“ e una s in sistema</text:p>
      <text:p text:style-name="P2">-4.2 io toglierei <text:s/>“allo svolgimento degli esercizi“ e cambierei “quest’ultimi “ mettendo “gli esercizi” e anche “in modo che essa possa eseguirli “ con “ in modo che possa risolvere lei stessa gli esercizi in modo corretto”</text:p>
      <text:p text:style-name="P10"><text:span text:style-name="T1">-4.3 i : a capo non si possono vedere… probabilmente c’è uno spazio di troppo</text:span><text:line-break/>-4.4 toglierei “anche” dopo il punto alla prima riga e partirei subito con “il”</text:p>
      <text:p text:style-name="P2">-5.1 aggiungerei “per la creazione di una skill custom”</text:p>
      <text:p text:style-name="P2">-5.2 “eseguito” è nel genere sbagliato, dovrebbe essere “eseguite”</text:p>
      <text:p text:style-name="P2">-5.4 non abbiamo inserito nessuna motivazione per non sceglierlo, secondo me basterebbe anche un “non ci ispirava”</text:p>
      <text:p text:style-name="P10"><text:span text:style-name="T1">-6.2 “i core drive di del framework di Octalysis. “</text:span><text:line-break/>-6.4 la prima frase è da rivedere. <text:span text:style-name="T1">Anche la seconda che manca qualcosa</text:span></text:p>
      <text:p text:style-name="P10"><text:span text:style-name="T1">-71 “webp” c’è una p in piu</text:span><text:line-break/>-7.2 a metà della seconda riga c’è scritto ”od” al posto di “o di”</text:p>
      <text:p text:style-name="P10"><text:span text:style-name="T1">-7.2 “per le funzionalità del Governo, delle imprese, e dei cittadini. “ non si capisce cosa vogliate dire</text:span><text:line-break/>-7.3 su <text:span text:style-name="T24">ethereum</text:span> c’è scritto “prorpio”</text:p>
      <text:p text:style-name="P2">-7.4 manca una virgola dopo “innovativa”</text:p>
      <text:p text:style-name="P18"/>
      <text:p text:style-name="P14">Piano di qualifica</text:p>
      <text:p text:style-name="P10">-fare la copertina come gli altri documenti (vedere piano di progetto/analisi dei requisiti)<text:line-break/>-aggiungere lo stile al documento come tutti gli altri(basarsi sul piano di progetto)<text:line-break/>-tabella modifiche tenendo conto dei ruoli definiti nel piano di progetto<text:line-break/>-1.1 togliere la frase in maiuscolo<text:line-break/>-1,2 scopo del prodotto copialo da piano di progetto/norme di progetto <text:span text:style-name="T1">e rinominare il paragrafo a “scopo del documento”</text:span></text:p>
      <text:p text:style-name="P11"><text:span text:style-name="T32">-</text:span><text:span text:style-name="T33">1</text:span><text:span text:style-name="T32">.3 toglierei la frase della D sui documenti prodotti dal gruppo poiché nelle norme di progetto non è stata scritta. </text:span><text:span text:style-name="T1"><text:line-break/>-1.4 non ha senso andare alla pagina nuova quando quella precedente ha solo poche righe e il paragrafo è incompleto</text:span></text:p>
      <text:p text:style-name="P6"><text:span text:style-name="T25">-</text:span><text:span text:style-name="T31">2</text:span><text:span text:style-name="T25">.1 toglierei la frase in grassetto. Visto che è un documento formale la citazione può anche starci però quell’ultima frase mi sa proprio da professore che spiega in classe e non da documento.<text:line-break/>-</text:span><text:span text:style-name="T31">2</text:span><text:span text:style-name="T25">.2 sulle norme non è mai citato deming ne PDCA. Concordarsi con i redattori di quel capitolato. <text:line-break/>-</text:span><text:span text:style-name="T31">2</text:span><text:span text:style-name="T25">.2.1 sul piano di progetto è scritto che si utilizza solo il modello incrementale mentre te hai scritto incrementale/agile. Mettersi d’accordo. A mio parere è solo incrementale<text:line-break/></text:span><text:span text:style-name="T4">-</text:span><text:span text:style-name="T7">2.</text:span><text:span text:style-name="T8">2</text:span><text:span text:style-name="T7">.1 io metterei un punto dopo “agile”, sostituirei la e con una virgola dopo “attività”, sostituirei la virgola dopo “svolgere” con una e, per poi finire la frase con “</text:span><text:span text:style-name="T5">la pianificazione di lavoro e costi da sostenere”</text:span></text:p>
      <text:p text:style-name="P6"><text:span text:style-name="T25">-</text:span><text:span text:style-name="T31">2</text:span><text:span text:style-name="T25">.2.1 togliere frase in grassetto<text:line-break/>-</text:span><text:span text:style-name="T31">2</text:span><text:span text:style-name="T25">.2.1 su metriche utilizzate togliere il link “prese da qui” inoltre dare una spiegazione/definizione a SV BV e function points. Aggiungile anche al glossario<text:line-break/></text:span><text:span text:style-name="T5">-2.</text:span><text:span text:style-name="T6">2</text:span><text:span text:style-name="T5">.1 metriche utilizzate: il link è da inserire nei riferimenti al capitolo 1.4 o a fondo pagina come nota</text:span></text:p>
      <text:p text:style-name="P12"><text:span text:style-name="T2">-2.</text:span><text:span text:style-name="T3">2</text:span><text:span text:style-name="T2">.1 calendario: non si capisce cosa volevi dire</text:span></text:p>
      <text:p text:style-name="P12"><text:span text:style-name="T2">-2.</text:span><text:span text:style-name="T3">2</text:span><text:span text:style-name="T2">.1 budget: agli obiettivi, non con gli obiettivi</text:span></text:p>
      <text:p text:style-name="P7"><text:span text:style-name="T25">-</text:span><text:span text:style-name="T31">2</text:span><text:span text:style-name="T25">.2.2 il terzo punto è da sistemare<text:line-break/></text:span><text:span text:style-name="T5">-</text:span><text:span text:style-name="T6">2.2.2 “</text:span><text:span text:style-name="T14">Parlare id integrazione continua...forse</text:span><text:span text:style-name="T6">” a parte il id che è chiaramente un errore di battiutra, il forse dopo i puntini è da togliere</text:span></text:p>
      <text:p text:style-name="P7"><text:span text:style-name="T25">-</text:span><text:span text:style-name="T31">2</text:span><text:span text:style-name="T25">.2.2 su metriche utilizzate dare una spiegazione di cosa significano quelle parole. Poi aggiungile anche al glossario<text:line-break/>-</text:span><text:span text:style-name="T31">2</text:span><text:span text:style-name="T25">.2.3 seconda riga c’è una parola scritta male </text:span><text:span text:style-name="T15">“</text:span><text:span text:style-name="T16">prefiggonon</text:span><text:span text:style-name="T15">” una n di troppo</text:span><text:span text:style-name="T25"><text:line-break/></text:span><text:soft-page-break/><text:span text:style-name="T25">-le note vanno scritte li. Cerca di non chiamarla nota ma scrivi direttamente la frase appena sopra la tabella.</text:span></text:p>
      <text:p text:style-name="P7"><text:span text:style-name="T15">-2.2.3 analisi: io metterei “</text:span><text:span text:style-name="T16">analizzare i possibili rischi ad ogni fase”</text:span></text:p>
      <text:p text:style-name="P7"><text:span text:style-name="T16">-2.2.3 categorizzazione: io sposterei tutto l’esempio alla fine della frase oppure metterlo tra parentesi</text:span></text:p>
      <text:p text:style-name="P7"><text:span text:style-name="T16">2.2.3 </text:span><text:span text:style-name="T18">Catalogo dei rischi:</text:span><text:span text:style-name="T16"> “rischi” ripetuto 3 volte nella stessa frase (consiglio di mettere “stilarne un catalogo” togliendo “dei rischi”</text:span></text:p>
      <text:p text:style-name="P8"><text:span text:style-name="T16">-</text:span><text:span text:style-name="T17">2.2.3 note: provare ad usare il pacchetto “tablefootnote”</text:span><text:span text:style-name="T25"><text:line-break/>-</text:span><text:span text:style-name="T31">2</text:span><text:span text:style-name="T25">.2.4 nella gestione dei test non bisogna scrivere il modo in cui testiamo anche i documenti? O solo il programma? Fammi sapere per messaggio<text:line-break/></text:span><text:span text:style-name="T17">-2.2.5 io copierei lo stesso testo del paragrafo 2.2.4 anziché dire “come sopra”</text:span><text:span text:style-name="T25"><text:line-break/>-</text:span><text:span text:style-name="T31">3</text:span><text:span text:style-name="T25">.1 prima frase, secondo me togli la frase tra parentesi.<text:line-break/>-</text:span><text:span text:style-name="T31">3</text:span><text:span text:style-name="T25">.1 metti UNI nel glossario<text:line-break/>-</text:span><text:span text:style-name="T31">3</text:span><text:span text:style-name="T25">.2.1 Comprensibilità: prima frase “documenti “ è senza la “d” </text:span><text:span text:style-name="T9">a dir la verità c’è scritto “coumenti”, ovviamente errore di battitura</text:span><text:span text:style-name="T25"><text:line-break/>-</text:span><text:span text:style-name="T31">3</text:span><text:span text:style-name="T25">.2.1 dare una definizione veloce a cosa sono quelle metriche utilizzate<text:line-break/>-</text:span><text:span text:style-name="T31">3</text:span><text:span text:style-name="T25">.2.2 prima riga “prodotto” è scritto male, </text:span><text:span text:style-name="T4">“</text:span><text:span text:style-name="T9">sia […] sia” sta meglio se metti “sia[…] che” e toglierei “suo/sua”</text:span><text:span text:style-name="T25"><text:line-break/>-</text:span><text:span text:style-name="T31">3</text:span><text:span text:style-name="T25">.2.2.1 secondo punto mancano i : </text:span><text:span text:style-name="T10">e la frase è identica a quella sopra suggerisco di fare piu leva sul fatto che sono “opzionali” quindi di piu del dovuto</text:span><text:span text:style-name="T25"><text:line-break/>-</text:span><text:span text:style-name="T31">3</text:span><text:span text:style-name="T25">.2.2.2 seconda riga ci sono delle parole scritte male<text:line-break/>-</text:span><text:span text:style-name="T31">3</text:span><text:span text:style-name="T25">.2.2.2 è giusto che quella tabella vada tra i 2 punti? Non va in un altro posto migliore?<text:line-break/>-</text:span><text:span text:style-name="T31">3</text:span><text:span text:style-name="T25">.2.2.2 su metriche utilizzate dare una spiegazione veloce</text:span></text:p>
      <text:p text:style-name="P8"><text:span text:style-name="T4">-</text:span><text:span text:style-name="T10">tabella 5 valutare la riformattazione della tabella</text:span><text:span text:style-name="T25"><text:line-break/>-</text:span><text:span text:style-name="T31">3</text:span><text:span text:style-name="T25">.2.3. Nell’analisi dei requisiti abbiamo detto che non ci sono requisiti funzionali quindi mi viene il dubbio che la tabella non serva. Parlane con Davide G<text:line-break/>-</text:span><text:span text:style-name="T31">3</text:span><text:span text:style-name="T25">.2.4 metti il </text:span><text:span text:style-name="T26">singular responsabilty principle</text:span><text:span text:style-name="T27"> nel glossario<text:line-break/>-</text:span><text:span text:style-name="T28">3</text:span><text:span text:style-name="T27">.2.5 secondo punto, togliere la frase in maiuscolo </text:span><text:span text:style-name="T11">“</text:span><text:span text:style-name="T19">sostiture” </text:span><text:span text:style-name="T20">c’è un errore di battitura</text:span><text:span text:style-name="T27"><text:line-break/>-</text:span><text:span text:style-name="T28">3</text:span><text:span text:style-name="T27">.2.5 metriche utilizzate secondo punto: togliere la frase tra parentesi<text:line-break/>-pag.17 manca nome tabella e la frase iniziale è tagliata<text:line-break/></text:span><text:span text:style-name="T11">-</text:span><text:span text:style-name="T12">tabella 10</text:span><text:span text:style-name="T29"> </text:span><text:span text:style-name="T27">prima riga, al posto dei .. ora puoi mettere <text:s/>qualcosa</text:span></text:p>
      <text:p text:style-name="P9"><text:span text:style-name="T11">-</text:span><text:span text:style-name="T12">A.1.1.1 il link “tabelle” non va li (e non capisco a che serve)</text:span></text:p>
      <text:p text:style-name="P9"><text:span text:style-name="T12">-</text:span><text:span text:style-name="T13">A.1.1.2 prc1: toggle? Intendi toggl? quand’è che abbiamo iniziato ad usarlo?</text:span></text:p>
      <text:p text:style-name="P9"><text:span text:style-name="T13">-A.1.1.2 prc2: manca una i su requisiti</text:span></text:p>
      <text:p text:style-name="P9"><text:span text:style-name="T13">-A.1.2 manca della punteggiatura</text:span></text:p>
      <text:p text:style-name="P9"><text:span text:style-name="T13">-A.1.2 cosa sono quei link? I dati dentro dove sono stati presi?</text:span></text:p>
      <text:p text:style-name="P9"><text:span text:style-name="T13">-A.1.2.2 controllare posizionamento immagine e dimensioni</text:span><text:span text:style-name="T27"><text:line-break/>-A.1.2.4 la frase iniziale è tagliata<text:line-break/>-A.1.3 da rivedere</text:span></text:p>
      <text:p text:style-name="P3"><text:span text:style-name="T27">-</text:span><text:span text:style-name="T30">A.2 A.3 A.4 verranno aggiunte quando servono, non ha senso metterle adesso</text:span></text:p>
      <text:p text:style-name="P3"><text:span text:style-name="T30">-B e C paragrafi assenti</text:span></text:p>
      <text:p text:style-name="P16"/>
      <text:p text:style-name="P17">Analisi dei requisiti:</text:p>
      <text:p text:style-name="P4">-mancano gli spazi dopo le G al pedice</text:p>
      <text:p text:style-name="P4">-tabella del versionamento: nel gruppo non c’è nessun “pietro casarotto” (usare \pie dove serve il nome, o il relativo per ogni nome). Immagino che sia il mio nome, ma non ricordo di aver approvato il documento e di sicuro non l’ho fatto 3 giorni dopo la data di oggi. Inoltre il documento non ha ancora superato la verifica… capisco voler finire tutto e inventarci le cose, ma almeno non inventiamocele per il futuro….</text:p>
      <text:p text:style-name="P5">-1.3 il carattere g va maiuscolo</text:p>
      <text:p text:style-name="P4">-2.1 manca il pedice a Plug-in , grafana ecc…</text:p>
      <text:p text:style-name="P4">-2.3 io toglierei il secondo “di “ mettendo solo “i sistemi di raccolta e collezione “</text:p>
      <text:p text:style-name="P4">-2.3 qui è scritto plugin e non Plug-in</text:p>
      <text:p text:style-name="P4">-2.4.1 “Associare dei nodi della rete” da cambiare in “Associare i nodi della rete “</text:p>
      <text:p text:style-name="P4"><text:soft-page-break/>-3,1 “tenere sottocontrollo “ ha bisogno dello spazio tra “sotto” e “ controllo”</text:p>
      <text:p text:style-name="P4">-3,2 non sono “frecce” ma “archi”</text:p>
      <text:p text:style-name="P4"><text:tab/>“causalità tra di esse” togliere “di esse” e mettere “variabili”</text:p>
      <text:p text:style-name="P4"><text:tab/>“modellizzare” non sono sicuro sia il termine giusto</text:p>
      <text:p text:style-name="P4">-4.1 “definiscono interazioni” io aggiungerei un articolo</text:p>
      <text:p text:style-name="P4">-4.3.1 io inserirei gli articoli almeno nel titolo “Inserimento definizione rete bayesiana “ diventerebbe “Inserimento della definizione di una rete bayesiana “ (come in tutti gli altri titoli dei casi d’uso)</text:p>
      <text:p text:style-name="P4">-4.3.3 al punto 1: “text area” di solito viene usata con genere femminile, quindi no è “nel” ma “nella”</text:p>
      <text:p text:style-name="P4">-4.3.4 manca un “di” nel titolo: “Associazione DI un nodo”</text:p>
      <text:p text:style-name="P2">-figura3 ridurre le dimensioni per farla stare nella pagina superiore</text:p>
      <text:p text:style-name="P4">-4.5.3 io invertirei “il flusso di interesse “ con “ad un nodo della rete “ per rendere la frase piu fluida</text:p>
      <text:p text:style-name="P4">-4.3.10 qualcosa non mi torna nella frase “sezione alert di edit di un panel “ (e manca il punto finale)</text:p>
      <text:p text:style-name="P4"><text:tab/>sul punto 2 c’è uno spazio prima del ;</text:p>
      <text:p text:style-name="P4">-4.3.11 le lettere accentate hanno un apostrofo al posto dell’accento</text:p>
      <text:p text:style-name="P4">-4.3.12 “e esiste” manca la d dopo la congionzione</text:p>
      <text:p text:style-name="P4">-4.4.1 “monitoraggio (G) “ la G va a pedice?</text:p>
      <text:p text:style-name="P4">-5.2.1 RVC4 secondo me non è “compulsory”</text:p>
      <text:p text:style-name="P4">-5.2.2 non abbiamo i verbali, quindi basterebbe mettere “interno” nelle fonti della tabella 3</text:p>
      <text:p text:style-name="P4">-6.1 da rivedere la prima frase, sembra esserci una ripetizione</text:p>
      <text:p text:style-name="P10"><text:span text:style-name="T22">-6.2 altra ripetizione nella frase “descrive le tipologie di requisiti e i requisiti appartenenti a quella tipologia “</text:span><text:span text:style-name="T1"><text:line-break/>-tabella delle modifiche deve stare bene dentro la pag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SFBX1200" svg:font-family="SFBX1200" style:font-family-generic="roman" style:font-pitch="variable"/>
    <style:font-face style:name="SFRM1200" svg:font-family="SFRM1200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SFBX12001" svg:font-family="SFBX1200" style:font-family-generic="swiss" style:font-pitch="variable"/>
    <style:font-face style:name="SFRM12001" svg:font-family="SFRM1200" style:font-family-generic="swiss" style:font-pitch="variable"/>
    <style:font-face style:name="CMR12" svg:font-family="CMR12" style:font-family-generic="system" style:font-pitch="variable"/>
    <style:font-face style:name="CMTI12" svg:font-family="CMTI12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font-name-asian="SimSun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it" fo:country="IT" style:font-name-asian="SimSun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loext:contextual-spacing="false" fo:text-align="start" style:justify-single-word="false" fo:keep-with-next="always"/>
      <style:text-properties style:font-name="Liberation Sans" fo:font-family="'Liberation Sans'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ce181e" style:font-name="Microsoft Sans Serif" fo:font-family="'Microsoft Sans Serif'" style:font-family-generic="roman" style:font-pitch="variable" fo:font-size="11pt" style:font-size-asian="11pt" style:font-size-complex="11pt"/>
    </style:style>
    <style:style style:name="ListLabel_20_2" style:display-name="ListLabel 2" style:family="text">
      <style:text-properties fo:color="#ce181e" style:font-name="Microsoft Sans Serif" fo:font-family="'Microsoft Sans Serif'" style:font-family-generic="roman" style:font-pitch="variable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Bordin</meta:initial-creator>
    <meta:editing-cycles>4</meta:editing-cycles>
    <meta:creation-date>2019-01-05T18:24:00</meta:creation-date>
    <dc:date>2019-01-06T17:40:55.674000000</dc:date>
    <dc:language>it-IT</dc:language>
    <meta:editing-duration>PT8M22S</meta:editing-duration>
    <meta:generator>LibreOffice/6.1.0.3$Windows_X86_64 LibreOffice_project/efb621ed25068d70781dc026f7e9c5187a4decd1</meta:generator>
    <meta:document-statistic meta:table-count="0" meta:image-count="0" meta:object-count="0" meta:page-count="5" meta:paragraph-count="99" meta:word-count="2484" meta:character-count="15281" meta:non-whitespace-character-count="128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